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212cm" draw:marker-start-width="0.618cm" draw:marker-end-width="0.618cm" draw:textarea-horizontal-align="center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fo:min-height="0.779cm"/>
    </style:style>
    <style:style style:name="gr6" style:family="graphic" style:parent-style-name="standard">
      <style:graphic-properties draw:stroke="none" svg:stroke-color="#000000" draw:fill="none" draw:fill-color="#ffffff" fo:min-height="0.39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106cm" draw:marker-start-width="0.459cm" draw:marker-end-width="0.459cm" draw:textarea-horizontal-align="center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text-underline-style="solid" style:text-underline-width="bold" style:text-underline-color="font-color"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align="center" fo:text-indent="0cm"/>
      <style:text-properties fo:font-size="10pt" style:text-underline-style="solid" style:text-underline-width="bold" style:text-underline-color="font-color"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text-underline-style="solid" style:text-underline-width="bold" style:text-underline-color="font-color" fo:font-weight="bold" style:font-weight-asian="bold" style:font-weight-complex="bold"/>
    </style:style>
    <style:style style:name="T3" style:family="text">
      <style:text-properties fo:font-size="10pt" style:text-underline-style="long-dash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0pt" style:text-underline-style="none"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4" draw:id="id4" draw:layer="layout" svg:width="3.175cm" svg:height="0.63cm" svg:x="6cm" svg:y="8.434cm">
          <text:p text:style-name="P1"><text:span text:style-name="T1">Empleados</text:span></text:p>
        </draw:rect>
        <draw:rect draw:style-name="gr1" draw:text-style-name="P2" xml:id="id3" draw:id="id3" draw:layer="layout" svg:width="3.32cm" svg:height="0.63cm" svg:x="11.463cm" svg:y="15.99cm">
          <text:p text:style-name="P1"><text:span text:style-name="T1">Departamentos</text:span></text:p>
        </draw:rect>
        <draw:rect draw:style-name="gr1" draw:text-style-name="P2" xml:id="id11" draw:id="id11" draw:layer="layout" svg:width="2cm" svg:height="0.63cm" svg:x="6.5cm" svg:y="20.998cm">
          <text:p text:style-name="P1"><text:span text:style-name="T1">Proxecto</text:span></text:p>
        </draw:rect>
        <draw:rect draw:style-name="gr2" draw:text-style-name="P2" xml:id="id1" draw:id="id1" draw:layer="layout" svg:width="3.175cm" svg:height="3.148cm" svg:x="6cm" svg:y="9.064cm">
          <text:p text:style-name="P1"><text:span text:style-name="T2">Id</text:span></text:p>
          <text:p text:style-name="P1"><text:span text:style-name="T1">Nombre</text:span></text:p>
          <text:p text:style-name="P1"><text:span text:style-name="T2">NSS</text:span></text:p>
          <text:p text:style-name="P1"><text:span text:style-name="T1">Enderezo</text:span></text:p>
          <text:p text:style-name="P1"><text:span text:style-name="T1">Salario</text:span></text:p>
          <text:p text:style-name="P1"><text:span text:style-name="T1">Sexo</text:span></text:p>
          <text:p text:style-name="P1"><text:span text:style-name="T1">f_nac</text:span></text:p>
        </draw:rect>
        <draw:rect draw:style-name="gr2" draw:text-style-name="P3" xml:id="id6" draw:id="id6" draw:layer="layout" svg:width="3.32cm" svg:height="1.889cm" svg:x="11.463cm" svg:y="16.62cm">
          <text:p text:style-name="P1"><text:span text:style-name="T2">Id</text:span></text:p>
          <text:p text:style-name="P1"><text:span text:style-name="T3">Nombre</text:span></text:p>
          <text:p text:style-name="P1"><text:span text:style-name="T4">n_empleados(Der)</text:span></text:p>
          <text:p text:style-name="P1"><text:span text:style-name="T4">Ubicaciones(M)</text:span></text:p>
        </draw:rect>
        <draw:rect draw:style-name="gr2" draw:text-style-name="P2" xml:id="id8" draw:id="id8" draw:layer="layout" svg:width="2cm" svg:height="1.889cm" svg:x="6.5cm" svg:y="21.628cm">
          <text:p text:style-name="P1"><text:span text:style-name="T2">Id</text:span></text:p>
          <text:p text:style-name="P1"><text:span text:style-name="T1">Nombre</text:span></text:p>
          <text:p text:style-name="P1"><text:span text:style-name="T1">Ubicacion</text:span></text:p>
        </draw:rect>
        <draw:rect draw:style-name="gr1" draw:text-style-name="P2" draw:layer="layout" svg:width="2.066cm" svg:height="0.629cm" svg:x="0.434cm" svg:y="12.852cm">
          <text:p text:style-name="P1"><text:span text:style-name="T1">Pariente</text:span></text:p>
        </draw:rect>
        <draw:rect draw:style-name="gr2" draw:text-style-name="P2" draw:layer="layout" svg:width="2.066cm" svg:height="2.519cm" svg:x="0.434cm" svg:y="13.481cm">
          <text:p text:style-name="P1"><text:span text:style-name="T2">Id</text:span></text:p>
          <text:p text:style-name="P1"><text:span text:style-name="T1">Nombre</text:span></text:p>
          <text:p text:style-name="P1"><text:span text:style-name="T1">Sexo</text:span></text:p>
          <text:p text:style-name="P1"><text:span text:style-name="T1">f_nac</text:span></text:p>
        </draw:rect>
        <draw:custom-shape draw:style-name="gr3" draw:text-style-name="P5" xml:id="id2" draw:id="id2" draw:layer="layout" svg:width="3.32cm" svg:height="1.26cm" svg:x="11.463cm" svg:y="13.471cm">
          <text:p text:style-name="P4"><text:span text:style-name="T1">Trabaj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9.175cm" svg:y1="10.638cm" svg:x2="13.123cm" svg:y2="13.471cm" draw:start-shape="id1" draw:start-glue-point="1" draw:end-shape="id2" draw:end-glue-point="4" svg:d="M9175 10638h3948v2833">
          <text:p/>
        </draw:connector>
        <draw:connector draw:style-name="gr4" draw:text-style-name="P5" draw:layer="layout" svg:x1="13.123cm" svg:y1="15.99cm" svg:x2="13.123cm" svg:y2="14.731cm" draw:start-shape="id3" draw:start-glue-point="0" draw:end-shape="id2" draw:end-glue-point="6" svg:d="M13123 15990v-1259">
          <text:p/>
        </draw:connector>
        <draw:frame draw:style-name="gr5" draw:text-style-name="P6" draw:layer="layout" svg:width="1.207cm" svg:height="1.029cm" svg:x="9.102cm" svg:y="10.009cm">
          <draw:text-box>
            <text:p><text:span text:style-name="T1">(1,1)</text:span></text:p>
          </draw:text-box>
        </draw:frame>
        <draw:frame draw:style-name="gr6" draw:text-style-name="P6" draw:layer="layout" svg:width="0.604cm" svg:height="0.64cm" svg:x="9.102cm" svg:y="10.638cm">
          <draw:text-box>
            <text:p><text:span text:style-name="T1">N</text:span></text:p>
          </draw:text-box>
        </draw:frame>
        <draw:frame draw:style-name="gr6" draw:text-style-name="P6" draw:layer="layout" svg:width="1.725cm" svg:height="0.64cm" svg:x="13.275cm" svg:y="15.36cm">
          <draw:text-box>
            <text:p><text:span text:style-name="T1">(1,N)</text:span></text:p>
          </draw:text-box>
        </draw:frame>
        <draw:frame draw:style-name="gr6" draw:text-style-name="P6" draw:layer="layout" svg:width="0.604cm" svg:height="0.64cm" svg:x="12.35cm" svg:y="15.36cm">
          <draw:text-box>
            <text:p><text:span text:style-name="T1">1</text:span></text:p>
          </draw:text-box>
        </draw:frame>
        <draw:custom-shape draw:style-name="gr3" draw:text-style-name="P5" xml:id="id5" draw:id="id5" draw:layer="layout" svg:width="2.717cm" svg:height="1.26cm" svg:x="15.084cm" svg:y="13.471cm">
          <text:p text:style-name="P4"><text:span text:style-name="T1">Dirig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7.587cm" svg:y1="8.434cm" svg:x2="16.443cm" svg:y2="13.471cm" draw:start-shape="id4" draw:start-glue-point="0" draw:end-shape="id5" draw:end-glue-point="4" svg:d="M7587 8434v-501h8856v5538">
          <text:p/>
        </draw:connector>
        <draw:connector draw:style-name="gr4" draw:text-style-name="P5" draw:layer="layout" svg:x1="16.443cm" svg:y1="14.731cm" svg:x2="14.783cm" svg:y2="17.564cm" draw:start-shape="id5" draw:start-glue-point="6" draw:end-shape="id6" draw:end-glue-point="1" svg:d="M16443 14731v2833h-1660">
          <text:p/>
        </draw:connector>
        <draw:frame draw:style-name="gr6" draw:text-style-name="P6" draw:layer="layout" svg:width="0.906cm" svg:height="0.64cm" svg:x="9.5cm" svg:y="7.86cm">
          <draw:text-box>
            <text:p><text:span text:style-name="T1">1</text:span></text:p>
          </draw:text-box>
        </draw:frame>
        <draw:frame draw:style-name="gr6" draw:text-style-name="P6" draw:layer="layout" svg:width="0.905cm" svg:height="0.64cm" svg:x="14.783cm" svg:y="16.934cm">
          <draw:text-box>
            <text:p><text:span text:style-name="T1">1</text:span></text:p>
          </draw:text-box>
        </draw:frame>
        <draw:ellipse draw:style-name="gr1" draw:text-style-name="P7" xml:id="id9" draw:id="id9" draw:layer="layout" svg:width="2.657cm" svg:height="1.26cm" svg:x="18.5cm" svg:y="13.5cm">
          <text:p text:style-name="P4"><text:span text:style-name="T2">F_Inicio</text:span></text:p>
        </draw:ellipse>
        <draw:frame draw:style-name="gr6" draw:text-style-name="P6" draw:layer="layout" svg:width="1.424cm" svg:height="0.64cm" svg:x="9.076cm" svg:y="7.36cm">
          <draw:text-box>
            <text:p><text:span text:style-name="T1">(0,1)</text:span></text:p>
          </draw:text-box>
        </draw:frame>
        <draw:frame draw:style-name="gr5" draw:text-style-name="P6" draw:layer="layout" svg:width="1.717cm" svg:height="1.029cm" svg:x="14.783cm" svg:y="17.564cm">
          <draw:text-box>
            <text:p><text:span text:style-name="T1">(1,1)</text:span></text:p>
          </draw:text-box>
        </draw:frame>
        <draw:custom-shape draw:style-name="gr3" draw:text-style-name="P5" xml:id="id7" draw:id="id7" draw:layer="layout" svg:width="3.248cm" svg:height="1.574cm" svg:x="11.463cm" svg:y="20.712cm">
          <text:p text:style-name="P4"><text:span text:style-name="T1">Contro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3.123cm" svg:y1="18.509cm" svg:x2="13.087cm" svg:y2="20.712cm" draw:start-shape="id6" draw:start-glue-point="2" draw:end-shape="id7" draw:end-glue-point="4" svg:d="M13123 18509v1102h-36v1101">
          <text:p/>
        </draw:connector>
        <draw:connector draw:style-name="gr8" draw:text-style-name="P5" draw:layer="layout" svg:x1="13.087cm" svg:y1="22.286cm" svg:x2="7.5cm" svg:y2="23.517cm" draw:start-shape="id7" draw:start-glue-point="6" draw:end-shape="id8" svg:d="M13087 22286v1732h-5587v-501">
          <text:p/>
        </draw:connector>
        <draw:frame draw:style-name="gr6" draw:text-style-name="P6" draw:layer="layout" svg:width="0.59cm" svg:height="0.64cm" svg:x="8.271cm" svg:y="23.202cm">
          <draw:text-box>
            <text:p><text:span text:style-name="T1">N</text:span></text:p>
          </draw:text-box>
        </draw:frame>
        <draw:frame draw:style-name="gr6" draw:text-style-name="P6" draw:layer="layout" svg:width="0.589cm" svg:height="0.64cm" svg:x="12.35cm" svg:y="18.509cm">
          <draw:text-box>
            <text:p><text:span text:style-name="T1">1</text:span></text:p>
          </draw:text-box>
        </draw:frame>
        <draw:frame draw:style-name="gr6" draw:text-style-name="P6" draw:layer="layout" svg:width="1.765cm" svg:height="0.64cm" svg:x="13.235cm" svg:y="18.509cm">
          <draw:text-box>
            <text:p><text:span text:style-name="T1">(1,N)</text:span></text:p>
          </draw:text-box>
        </draw:frame>
        <draw:connector draw:style-name="gr7" draw:text-style-name="P5" draw:layer="layout" svg:x1="17.801cm" svg:y1="14.101cm" svg:x2="18.5cm" svg:y2="14.13cm" draw:start-shape="id5" draw:start-glue-point="7" draw:end-shape="id9" draw:end-glue-point="3" svg:d="M17801 14101h350v29h349">
          <text:p/>
        </draw:connector>
        <draw:custom-shape draw:style-name="gr3" draw:text-style-name="P5" xml:id="id10" draw:id="id10" draw:layer="layout" svg:width="3cm" svg:height="0.944cm" svg:x="6cm" svg:y="16.276cm">
          <text:p text:style-name="P5"><text:span text:style-name="T1">Trabaj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5" draw:layer="layout" svg:x1="7.587cm" svg:y1="12.212cm" svg:x2="7.5cm" svg:y2="16.276cm" draw:start-shape="id1" draw:start-glue-point="2" draw:end-shape="id10" draw:end-glue-point="4" svg:d="M7587 12212v2032h-87v2032">
          <text:p/>
        </draw:connector>
        <draw:connector draw:style-name="gr8" draw:text-style-name="P5" draw:layer="layout" svg:x1="7.5cm" svg:y1="17.22cm" svg:x2="7.5cm" svg:y2="20.998cm" draw:start-shape="id10" draw:start-glue-point="6" draw:end-shape="id11" draw:end-glue-point="0" svg:d="M7500 17220v3778">
          <text:p/>
        </draw:connector>
        <draw:frame draw:style-name="gr6" draw:text-style-name="P6" draw:layer="layout" svg:width="0.589cm" svg:height="0.64cm" svg:x="6.796cm" svg:y="20.368cm">
          <draw:text-box>
            <text:p><text:span text:style-name="T1">N</text:span></text:p>
          </draw:text-box>
        </draw:frame>
        <draw:frame draw:style-name="gr6" draw:text-style-name="P6" draw:layer="layout" svg:width="0.59cm" svg:height="0.64cm" svg:x="6.741cm" svg:y="12.212cm">
          <draw:text-box>
            <text:p><text:span text:style-name="T1">N</text:span></text:p>
          </draw:text-box>
        </draw:frame>
        <draw:ellipse draw:style-name="gr1" draw:text-style-name="P7" xml:id="id12" draw:id="id12" draw:layer="layout" svg:width="2.657cm" svg:height="0.944cm" svg:x="2.904cm" svg:y="16.276cm">
          <text:p text:style-name="P4"><text:span text:style-name="T1">N_horas</text:span></text:p>
        </draw:ellipse>
        <draw:connector draw:style-name="gr7" draw:text-style-name="P5" draw:layer="layout" svg:x1="5.561cm" svg:y1="16.748cm" svg:x2="6cm" svg:y2="16.748cm" draw:start-shape="id12" draw:start-glue-point="1" draw:end-shape="id10" draw:end-glue-point="5" svg:d="M5561 16748h439">
          <text:p/>
        </draw:connector>
        <draw:custom-shape draw:style-name="gr3" draw:text-style-name="P5" xml:id="id13" draw:id="id13" draw:layer="layout" svg:width="2.657cm" svg:height="1.259cm" svg:x="1.723cm" svg:y="10.009cm">
          <text:p text:style-name="P4"><text:span text:style-name="T1">Supervisi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7.587cm" svg:y1="8.434cm" svg:x2="3.052cm" svg:y2="10.009cm" draw:start-shape="id4" draw:start-glue-point="0" draw:end-shape="id13" draw:end-glue-point="4" svg:d="M7587 8434v-501h-4535v2076">
          <text:p/>
        </draw:connector>
        <draw:connector draw:style-name="gr7" draw:text-style-name="P5" draw:layer="layout" svg:x1="4.38cm" svg:y1="10.639cm" svg:x2="6cm" svg:y2="10.638cm" draw:start-shape="id13" draw:start-glue-point="7" draw:end-shape="id1" svg:d="M4380 10639h810v-1h810">
          <text:p/>
        </draw:connector>
        <draw:frame draw:style-name="gr5" draw:text-style-name="P6" draw:layer="layout" svg:width="1.181cm" svg:height="1.029cm" svg:x="7.626cm" svg:y="12.212cm">
          <draw:text-box>
            <text:p><text:span text:style-name="T1">(1,N)</text:span></text:p>
          </draw:text-box>
        </draw:frame>
        <draw:frame draw:style-name="gr5" draw:text-style-name="P6" draw:layer="layout" svg:width="1.874cm" svg:height="1.029cm" svg:x="7.385cm" svg:y="23.971cm">
          <draw:text-box>
            <text:p><text:span text:style-name="T1">(1,N)</text:span></text:p>
          </draw:text-box>
        </draw:frame>
        <draw:frame draw:style-name="gr6" draw:text-style-name="P6" draw:layer="layout" svg:width="1.374cm" svg:height="0.64cm" svg:x="7.385cm" svg:y="20.368cm">
          <draw:text-box>
            <text:p><text:span text:style-name="T1">(1,N)</text:span></text:p>
          </draw:text-box>
        </draw:frame>
        <draw:frame draw:style-name="gr6" draw:text-style-name="P8" draw:layer="layout" svg:width="1cm" svg:height="0.64cm" svg:x="5cm" svg:y="7.86cm">
          <draw:text-box>
            <text:p><text:span text:style-name="T5">1</text:span></text:p>
          </draw:text-box>
        </draw:frame>
        <draw:frame draw:style-name="gr6" draw:text-style-name="P8" draw:layer="layout" svg:width="1cm" svg:height="0.64cm" svg:x="5cm" svg:y="10.86cm">
          <draw:text-box>
            <text:p><text:span text:style-name="T5">N</text:span></text:p>
          </draw:text-box>
        </draw:frame>
        <draw:frame draw:style-name="gr5" draw:text-style-name="P8" draw:layer="layout" svg:width="2.5cm" svg:height="1.029cm" svg:x="2cm" svg:y="8.5cm">
          <draw:text-box>
            <text:p><text:span text:style-name="T5">Es supervisor</text:span></text:p>
          </draw:text-box>
        </draw:frame>
        <draw:frame draw:style-name="gr5" draw:text-style-name="P8" draw:layer="layout" svg:width="2.5cm" svg:height="1.029cm" svg:x="3.5cm" svg:y="11cm">
          <draw:text-box>
            <text:p><text:span text:style-name="T5">Es supervisado</text:span></text:p>
          </draw:text-box>
        </draw:frame>
        <draw:frame draw:style-name="gr6" draw:text-style-name="P8" draw:layer="layout" svg:width="1.5cm" svg:height="0.64cm" svg:x="4.5cm" svg:y="10cm">
          <draw:text-box>
            <text:p><text:span text:style-name="T5">(1,N)</text:span></text:p>
          </draw:text-box>
        </draw:frame>
        <draw:frame draw:style-name="gr6" draw:text-style-name="P8" draw:layer="layout" svg:width="1.5cm" svg:height="0.64cm" svg:x="6.5cm" svg:y="7.36cm">
          <draw:text-box>
            <text:p><text:span text:style-name="T5">(0,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_20_obxecto_20_non_20_ten_20_recheo_20_nin_20_liña" style:display-name="O obxecto non ten recheo ni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38M57S</meta:editing-duration>
    <meta:editing-cycles>5</meta:editing-cycles>
    <meta:generator>OpenOffice/4.1.12$Win32 OpenOffice.org_project/4112m1$Build-9809</meta:generator>
    <dc:date>2022-10-03T13:43:51.32</dc:date>
    <meta:document-statistic meta:object-count="49"/>
  </office:meta>
</office:document-meta>
</file>